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152cm" style:rel-column-width="10874*"/>
    </style:style>
    <style:style style:name="Table1.B" style:family="table-column">
      <style:table-column-properties style:column-width="15.849cm" style:rel-column-width="54661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5" style:family="paragraph" style:parent-style-name="Heading_20_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T3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4" style:family="text">
      <style:text-properties fo:language="en" fo:country="US"/>
    </style:style>
    <style:style style:name="T5" style:family="text">
      <style:text-properties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771cm" draw:z-index="0"><draw:image xlink:href="../../odt/images/3015.png" xlink:type="simple" xlink:show="embed" xlink:actuate="onLoad"/></draw:frame></text:p>
          </table:table-cell>
          <table:table-cell table:style-name="Table1.B1" office:value-type="string">
            <text:h text:style-name="P5" text:outline-level="1">Уровень неподсоединённых портов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2">| векторизован | <text:span text:style-name="T4">C</text:span><text:span text:style-name="T2">и</text:span> <text:span text:style-name="T4">|</text:span>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1.69cm" svg:height="1.51cm" draw:z-index="1"><draw:image xlink:href="../../odt/images/3015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Данный блок позволяет подключить <text:span text:style-name="T1">все</text:span> неподключенные порты всех блоков <text:span text:style-name="T2">данного вроекта </text:span>к единому источнику. Для этого необходимо поместить на схему блок и соединить его с выходом источника.</text:p>
            <text:p text:style-name="P2">Наиболее часто блок используется в больших схемах для задания нулевого (равного <text:span text:style-name="T1">0</text:span>) сигнала как входящего по умолчанию на все неиспользуемые порты всех блоков.</text:p>
            <text:p text:style-name="P2"><text:span text:style-name="T5">Свойства</text:span>: для работы блока задавать параметры не требуется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Уровень неподсоединённых портов</dc:title>
    <dc:date>2014-12-01T18:40:39.97</dc:date>
    <meta:generator>OpenOffice/4.1.1$Win32 OpenOffice.org_project/411m6$Build-9775</meta:generator>
    <meta:editing-duration>PT2H11M30S</meta:editing-duration>
    <meta:editing-cycles>80</meta:editing-cycles>
    <meta:document-statistic meta:table-count="1" meta:image-count="2" meta:object-count="0" meta:page-count="1" meta:paragraph-count="9" meta:word-count="70" meta:character-count="476"/>
  </office:meta>
</office:document-meta>
</file>